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368" officeooo:paragraph-rsid="00191368"/>
    </style:style>
    <style:style style:name="P2" style:family="paragraph" style:parent-style-name="Standard">
      <style:paragraph-properties fo:text-align="center" style:justify-single-word="false"/>
      <style:text-properties fo:font-size="25pt" officeooo:rsid="00191368" officeooo:paragraph-rsid="00191368" style:font-size-asian="25pt" style:font-size-complex="25pt"/>
    </style:style>
    <style:style style:name="P3" style:family="paragraph" style:parent-style-name="Standard">
      <style:text-properties fo:font-size="16pt" officeooo:rsid="00191368" officeooo:paragraph-rsid="00191368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LA PRÁCTICA</text:p>
      <text:p text:style-name="P1"/>
      <text:p text:style-name="P3">- 6 FUNCIONES DE ACTUALIZACIÓN DE DATOS:</text:p>
      <text:p text:style-name="P3"/>
      <text:p text:style-name="P3">En la carpeta js están los archivos altaCliente, altaMaterial, altaIncidencia, altaOperario, crearCita, borrarCita, borrarCliente, borrarOperario, borrarMaterial, modificarCita, modificarCliente y modificarMaterial.</text:p>
      <text:p text:style-name="P3"/>
      <text:p text:style-name="P3">- 6 funciones para generación de listados, al menos tres con filtrado de</text:p>
      <text:p text:style-name="P3">datos mediante formulario.</text:p>
      <text:p text:style-name="P3"/>
      <text:p text:style-name="P3">-Localización de los usos de Ajax y formatos de envio/recepción de datos.</text:p>
      <text:p text:style-name="P3"> Por ejemplo:</text:p>
      <text:p text:style-name="P3"> $.ajax -&amp;gt; altaCasa.js línea 1500</text:p>
      <text:p text:style-name="P3"> XML -&amp;gt; listadoClientes.js línea 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9:56:22.245000000</meta:creation-date>
    <dc:date>2019-03-08T20:02:53.647000000</dc:date>
    <meta:editing-duration>PT6M32S</meta:editing-duration>
    <meta:editing-cycles>1</meta:editing-cycles>
    <meta:document-statistic meta:table-count="0" meta:image-count="0" meta:object-count="0" meta:page-count="1" meta:paragraph-count="9" meta:word-count="74" meta:character-count="543" meta:non-whitespace-character-count="478"/>
    <meta:generator>LibreOffice/5.1.6.2$Windows_x86 LibreOffice_project/07ac168c60a517dba0f0d7bc7540f5afa45f0909</meta:generator>
  </office:meta>
</office:document-meta>
</file>